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P2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dbddc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29c632f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1fffb" style:font-style-asian="normal" style:font-style-complex="normal"/>
    </style:style>
    <style:style style:name="T12" style:family="text">
      <style:text-properties fo:font-style="normal" officeooo:rsid="0275c4da" style:font-style-asian="normal" style:font-style-complex="normal"/>
    </style:style>
    <style:style style:name="T13" style:family="text">
      <style:text-properties fo:font-style="normal" officeooo:rsid="027839ce" style:font-style-asian="normal" style:font-style-complex="normal"/>
    </style:style>
    <style:style style:name="T14" style:family="text">
      <style:text-properties fo:font-style="normal" officeooo:rsid="0278c110" style:font-style-asian="normal" style:font-style-complex="normal"/>
    </style:style>
    <style:style style:name="T15" style:family="text">
      <style:text-properties fo:font-style="normal" officeooo:rsid="02796e1b" style:font-style-asian="normal" style:font-style-complex="normal"/>
    </style:style>
    <style:style style:name="T16" style:family="text">
      <style:text-properties fo:font-style="normal" officeooo:rsid="027adf08" style:font-style-asian="normal" style:font-style-complex="normal"/>
    </style:style>
    <style:style style:name="T17" style:family="text">
      <style:text-properties fo:font-style="normal" officeooo:rsid="027b3e83" style:font-style-asian="normal" style:font-style-complex="normal"/>
    </style:style>
    <style:style style:name="T18" style:family="text">
      <style:text-properties fo:font-style="normal" officeooo:rsid="027c0405" style:font-style-asian="normal" style:font-style-complex="normal"/>
    </style:style>
    <style:style style:name="T19" style:family="text">
      <style:text-properties fo:font-style="normal" officeooo:rsid="027dd63b" style:font-style-asian="normal" style:font-style-complex="normal"/>
    </style:style>
    <style:style style:name="T20" style:family="text">
      <style:text-properties fo:font-style="normal" officeooo:rsid="027df955" style:font-style-asian="normal" style:font-style-complex="normal"/>
    </style:style>
    <style:style style:name="T21" style:family="text">
      <style:text-properties fo:font-style="normal" officeooo:rsid="027f94c4" style:font-style-asian="normal" style:font-style-complex="normal"/>
    </style:style>
    <style:style style:name="T22" style:family="text">
      <style:text-properties fo:font-style="normal" officeooo:rsid="02808454" style:font-style-asian="normal" style:font-style-complex="normal"/>
    </style:style>
    <style:style style:name="T23" style:family="text">
      <style:text-properties fo:font-style="normal" officeooo:rsid="028230c9" style:font-style-asian="normal" style:font-style-complex="normal"/>
    </style:style>
    <style:style style:name="T24" style:family="text">
      <style:text-properties fo:font-style="normal" officeooo:rsid="028405ca" style:font-style-asian="normal" style:font-style-complex="normal"/>
    </style:style>
    <style:style style:name="T25" style:family="text">
      <style:text-properties fo:font-style="normal" officeooo:rsid="028465e8" style:font-style-asian="normal" style:font-style-complex="normal"/>
    </style:style>
    <style:style style:name="T26" style:family="text">
      <style:text-properties fo:font-style="normal" officeooo:rsid="02858030" style:font-style-asian="normal" style:font-style-complex="normal"/>
    </style:style>
    <style:style style:name="T27" style:family="text">
      <style:text-properties fo:font-style="normal" officeooo:rsid="02872d10" style:font-style-asian="normal" style:font-style-complex="normal"/>
    </style:style>
    <style:style style:name="T28" style:family="text">
      <style:text-properties fo:font-style="normal" officeooo:rsid="0287dde4" style:font-style-asian="normal" style:font-style-complex="normal"/>
    </style:style>
    <style:style style:name="T29" style:family="text">
      <style:text-properties fo:font-style="normal" officeooo:rsid="0288c1a6" style:font-style-asian="normal" style:font-style-complex="normal"/>
    </style:style>
    <style:style style:name="T30" style:family="text">
      <style:text-properties fo:font-style="normal" officeooo:rsid="028ac10a" style:font-style-asian="normal" style:font-style-complex="normal"/>
    </style:style>
    <style:style style:name="T31" style:family="text">
      <style:text-properties fo:font-style="normal" officeooo:rsid="028b0d4f" style:font-style-asian="normal" style:font-style-complex="normal"/>
    </style:style>
    <style:style style:name="T32" style:family="text">
      <style:text-properties fo:font-style="normal" officeooo:rsid="028c1c42" style:font-style-asian="normal" style:font-style-complex="normal"/>
    </style:style>
    <style:style style:name="T33" style:family="text">
      <style:text-properties fo:font-style="normal" officeooo:rsid="028d687e" style:font-style-asian="normal" style:font-style-complex="normal"/>
    </style:style>
    <style:style style:name="T34" style:family="text">
      <style:text-properties fo:font-style="normal" officeooo:rsid="028e6bb2" style:font-style-asian="normal" style:font-style-complex="normal"/>
    </style:style>
    <style:style style:name="T35" style:family="text">
      <style:text-properties fo:font-style="normal" officeooo:rsid="029015db" style:font-style-asian="normal" style:font-style-complex="normal"/>
    </style:style>
    <style:style style:name="T36" style:family="text">
      <style:text-properties fo:font-style="normal" officeooo:rsid="0291511e" style:font-style-asian="normal" style:font-style-complex="normal"/>
    </style:style>
    <style:style style:name="T37" style:family="text">
      <style:text-properties fo:font-style="normal" officeooo:rsid="029282b1" style:font-style-asian="normal" style:font-style-complex="normal"/>
    </style:style>
    <style:style style:name="T38" style:family="text">
      <style:text-properties fo:font-style="normal" officeooo:rsid="02932620" style:font-style-asian="normal" style:font-style-complex="normal"/>
    </style:style>
    <style:style style:name="T39" style:family="text">
      <style:text-properties fo:font-style="normal" officeooo:rsid="0293f343" style:font-style-asian="normal" style:font-style-complex="normal"/>
    </style:style>
    <style:style style:name="T40" style:family="text">
      <style:text-properties fo:font-style="normal" officeooo:rsid="0294a9f3" style:font-style-asian="normal" style:font-style-complex="normal"/>
    </style:style>
    <style:style style:name="T41" style:family="text">
      <style:text-properties fo:font-style="normal" officeooo:rsid="02962c7e" style:font-style-asian="normal" style:font-style-complex="normal"/>
    </style:style>
    <style:style style:name="T42" style:family="text">
      <style:text-properties fo:font-style="normal" officeooo:rsid="029656e7" style:font-style-asian="normal" style:font-style-complex="normal"/>
    </style:style>
    <style:style style:name="T43" style:family="text">
      <style:text-properties fo:font-style="normal" officeooo:rsid="029780a8" style:font-style-asian="normal" style:font-style-complex="normal"/>
    </style:style>
    <style:style style:name="T44" style:family="text">
      <style:text-properties fo:font-style="normal" officeooo:rsid="0298ffeb" style:font-style-asian="normal" style:font-style-complex="normal"/>
    </style:style>
    <style:style style:name="T45" style:family="text">
      <style:text-properties fo:font-style="normal" officeooo:rsid="029a73ae" style:font-style-asian="normal" style:font-style-complex="normal"/>
    </style:style>
    <style:style style:name="T46" style:family="text">
      <style:text-properties fo:font-style="normal" officeooo:rsid="029c632f" style:font-style-asian="normal" style:font-style-complex="normal"/>
    </style:style>
    <style:style style:name="T47" style:family="text">
      <style:text-properties fo:font-style="normal" officeooo:rsid="029dbddc" style:font-style-asian="normal" style:font-style-complex="normal"/>
    </style:style>
    <style:style style:name="T48" style:family="text">
      <style:text-properties officeooo:rsid="000a14f6"/>
    </style:style>
    <style:style style:name="T49" style:family="text">
      <style:text-properties officeooo:rsid="005714b7"/>
    </style:style>
    <style:style style:name="T50" style:family="text">
      <style:text-properties officeooo:rsid="00880dbe"/>
    </style:style>
    <style:style style:name="T51" style:family="text">
      <style:text-properties officeooo:rsid="007c6d62"/>
    </style:style>
    <style:style style:name="T52" style:family="text">
      <style:text-properties officeooo:rsid="01c4f176"/>
    </style:style>
    <style:style style:name="T53" style:family="text">
      <style:text-properties officeooo:rsid="03b4652d"/>
    </style:style>
    <style:style style:name="T54" style:family="text">
      <style:text-properties officeooo:rsid="04b50477"/>
    </style:style>
    <style:style style:name="T55" style:family="text">
      <style:text-properties officeooo:rsid="0473a949"/>
    </style:style>
    <style:style style:name="T56" style:family="text">
      <style:text-properties officeooo:rsid="0387836c"/>
    </style:style>
    <style:style style:name="T57" style:family="text">
      <style:text-properties officeooo:rsid="01dff054"/>
    </style:style>
    <style:style style:name="T58" style:family="text">
      <style:text-properties officeooo:rsid="023c6ef8"/>
    </style:style>
    <style:style style:name="T59" style:family="text">
      <style:text-properties officeooo:rsid="023d2c84"/>
    </style:style>
    <style:style style:name="T60" style:family="text">
      <style:text-properties officeooo:rsid="0273d3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52">Esser-</text:span>Skala, 201<text:span text:style-name="T52">9</text:span></text:p>
      <text:p text:style-name="P15"/>
      <text:p text:style-name="P15"/>
      <text:p text:style-name="P13">© 201<text:span text:style-name="T52">9</text:span> by Wolfgang <text:span text:style-name="T52">Esser-</text:span>Skala. This edition is licensed under the Creative Commons Attribution<text:span text:style-name="T50">-NonCommercial-ShareAlike</text:span> 4.0 International License. To view a copy of this license, visit http://creativecommons.org/licenses/by<text:span text:style-name="T51">-nc-sa</text:span>/4.0/. </text:p>
      <text:p text:style-name="P12"/>
      <text:p text:style-name="P14">Music engraving by LilyPond 2.18.0 (http://www.lilypond.org).<text:span text:style-name="T49"><text:line-break/>Front matter</text:span> typeset with EB Garamond (http://www.georgduffner.at/ebgaramond).</text:p>
      <text:p text:style-name="P15"/>
      <text:p text:style-name="P11">First <text:span text:style-name="T52">version</text:span>, <text:span text:style-name="T59">December</text:span> 201<text:span text:style-name="T52">9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5">This edition <text:span text:style-name="T4">of the </text:span><text:span text:style-name="T2">Missa Pastorella ex G</text:span><text:span text:style-name="T4"> </text:span>bases upon <text:span text:style-name="T54">a copy in the Fürst zu Hohenlohe-Bartensteinsches Archiv. The digital version of the manuscript is available at</text:span></text:p>
      <text:p text:style-name="P8"><text:tab/><text:span text:style-name="T60">http://www.landesarchiv-bw.de/plink/?f=3-217491-1 </text:span>(siglum<text:span text:style-name="T55"> Ba 120 Bü 238</text:span>)<text:span text:style-name="T60">.</text:span></text:p>
      <text:p text:style-name="P4"/>
      <text:p text:style-name="P2">In general, this edition closely follows the <text:span text:style-name="T56">manuscript</text:span>. Any changes <text:span text:style-name="T48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7"/>
      <text:p text:style-name="P17"/>
      <text:p text:style-name="P18">k y r i e</text:p>
      <text:p text:style-name="P2"/>
      <text:p text:style-name="P7"><text:span text:style-name="T1">Bar<text:tab/>Staff<text:tab/>Note</text:span><text:span text:style-name="T10"><text:line-break/>1<text:tab/>S</text:span><text:span text:style-name="T8"><text:note text:id="ftn1" text:note-class="footnote"><text:note-citation>1</text:note-citation><text:note-body><text:p text:style-name="P21">Abbreviations: Ms, manuscript;<text:span text:style-name="T58"> </text:span>org, organ; <text:span text:style-name="T57">r, rest; </text:span>vl, violin<text:span text:style-name="T57">; vla, viola</text:span>.</text:p></text:note-body></text:note></text:span><text:span text:style-name="T10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1"><text:tab/></text:span><text:span text:style-name="T10">last eighth in Ms: e″8 <text:line-break/>64</text:span><text:span text:style-name="T11"><text:tab/></text:span><text:span text:style-name="T10">vl 1</text:span><text:span text:style-name="T11"><text:tab/></text:span><text:span text:style-name="T10">grace note missing in Ms <text:line-break/>69</text:span><text:span text:style-name="T11"><text:tab/></text:span><text:span text:style-name="T10">B</text:span><text:span text:style-name="T11"><text:tab/></text:span><text:span text:style-name="T10">1st half of bar in Ms: d′4–r4 <text:line-break/>70</text:span><text:span text:style-name="T11"><text:tab/></text:span><text:span text:style-name="T10">fl 2</text:span><text:span text:style-name="T11"><text:tab/></text:span><text:span text:style-name="T10">3rd eighth in Ms: c″8 <text:line-break/>71</text:span><text:span text:style-name="T11"><text:tab/></text:span><text:span text:style-name="T10">vl 1</text:span><text:span text:style-name="T11"><text:tab/></text:span><text:span text:style-name="T10">1st quarter in Ms: g′ <text:line-break/>73</text:span><text:span text:style-name="T11"><text:tab/></text:span><text:span text:style-name="T10">vl 1</text:span><text:span text:style-name="T11"><text:tab/></text:span><text:span text:style-name="T10">1st quarter in Ms: a′ <text:line-break/>73</text:span><text:span text:style-name="T11"><text:tab/></text:span><text:span text:style-name="T10">B</text:span><text:span text:style-name="T11"><text:tab/></text:span><text:span text:style-name="T10">1st half of bar in Ms: a4–r4 <text:line-break/>75</text:span><text:span text:style-name="T11"><text:tab/></text:span><text:span text:style-name="T10">vl 1</text:span><text:span text:style-name="T11"><text:tab/></text:span><text:span text:style-name="T10">bar in Ms: r4–a′8–b′8–a′4–a′4 <text:line-break/>76</text:span><text:span text:style-name="T11"><text:tab/></text:span><text:span text:style-name="T10">vl 1</text:span><text:span text:style-name="T11"><text:tab/></text:span><text:span text:style-name="T10">1st quarter in Ms: a′8–d″8 <text:line-break/>93</text:span><text:span text:style-name="T11"><text:tab/></text:span><text:span text:style-name="T10">fl 1</text:span><text:span text:style-name="T11"><text:tab/></text:span><text:span text:style-name="T10">bar in Ms: r1 <text:line-break/>93</text:span><text:span text:style-name="T11"><text:tab/></text:span><text:span text:style-name="T10">fl 2</text:span><text:span text:style-name="T11"><text:tab/></text:span><text:span text:style-name="T10">bar in Ms: r1 <text:line-break/>101</text:span><text:span text:style-name="T11"><text:tab/></text:span><text:span text:style-name="T10">A</text:span><text:span text:style-name="T11"><text:tab/></text:span><text:span text:style-name="T10">last quarter in Ms: b′4 <text:line-break/>104</text:span><text:span text:style-name="T11"><text:tab/></text:span><text:span text:style-name="T10">cor 1</text:span><text:span text:style-name="T11"><text:tab/></text:span><text:span text:style-name="T10">bar in Ms: d″1 <text:line-break/>109</text:span><text:span text:style-name="T11"><text:tab/></text:span><text:span text:style-name="T10">cor 1</text:span><text:span text:style-name="T11"><text:tab/></text:span><text:span text:style-name="T10">1st half of bar in Ms: g″4–r4 <text:line-break/>113</text:span><text:span text:style-name="T11"><text:tab/></text:span><text:span text:style-name="T10">vl 1</text:span><text:span text:style-name="T11"><text:tab/></text:span><text:span text:style-name="T10">grace note missing in Ms <text:line-break/>118</text:span><text:span text:style-name="T11"><text:tab/></text:span><text:span text:style-name="T10">fl 1, vl</text:span><text:span text:style-name="T11"><text:tab/></text:span><text:span text:style-name="T10">grace notes missing in Ms <text:line-break/>119</text:span><text:span text:style-name="T11"><text:tab/></text:span><text:span text:style-name="T10">vl 1</text:span><text:span text:style-name="T11"><text:tab/></text:span><text:span text:style-name="T10">grace note missing in Ms <text:line-break/>122</text:span><text:span text:style-name="T11"><text:tab/></text:span><text:span text:style-name="T10">cor 1</text:span><text:span text:style-name="T11"><text:tab/></text:span><text:span text:style-name="T10">1st half of bar in Ms: g′4–r4 <text:line-break/>126</text:span><text:span text:style-name="T11"><text:tab/></text:span><text:span text:style-name="T10">fl 1, vl 2</text:span><text:span text:style-name="T11"><text:tab/></text:span><text:span text:style-name="T10">grace notes missing in Ms <text:line-break/>128</text:span><text:span text:style-name="T11"><text:tab/></text:span><text:span text:style-name="T10">vl 2</text:span><text:span text:style-name="T11"><text:tab/>2</text:span><text:span text:style-name="T10">nd quarter in Ms: g′–e′ <text:line-break/>142</text:span><text:span text:style-name="T11"><text:tab/></text:span><text:span text:style-name="T10">vl 2</text:span><text:span text:style-name="T11"><text:tab/></text:span><text:span text:style-name="T10">in Ms unison with vl 1 <text:line-break/>150</text:span><text:span text:style-name="T11"><text:tab/></text:span><text:span text:style-name="T10">vl 2</text:span><text:span text:style-name="T11"><text:tab/></text:span><text:span text:style-name="T10">1st half of bar in Ms: fis′2 <text:line-break/>164</text:span><text:span text:style-name="T11"><text:tab/></text:span><text:span text:style-name="T10">cor 2</text:span><text:span text:style-name="T11"><text:tab/></text:span><text:span text:style-name="T10">bar in Ms: c′2–c′2 <text:line-break/>168</text:span><text:span text:style-name="T11"><text:tab/></text:span><text:span text:style-name="T10">vla</text:span><text:span text:style-name="T11"><text:tab/>1</text:span><text:span text:style-name="T10">st quarter in Ms: a4 <text:line-break/>186</text:span><text:span text:style-name="T11"><text:tab/></text:span><text:span text:style-name="T10">fl 1, vl 1</text:span><text:span text:style-name="T11"><text:tab/></text:span><text:span text:style-name="T10">grace note missing in Ms <text:line-break/></text:span><text:soft-page-break/><text:span text:style-name="T10">189</text:span><text:span text:style-name="T11"><text:tab/></text:span><text:span text:style-name="T10">fl, vl, A</text:span><text:span text:style-name="T11"><text:tab/></text:span><text:span text:style-name="T10">grace note missing in Ms <text:line-break/>209</text:span><text:span text:style-name="T11"><text:tab/></text:span><text:span text:style-name="T10">cor 2</text:span><text:span text:style-name="T11"><text:tab/></text:span><text:span text:style-name="T10">bar in Ms: c′2–c′2 <text:line-break/>211</text:span><text:span text:style-name="T11"><text:tab/></text:span><text:span text:style-name="T10">cor 1</text:span><text:span text:style-name="T11"><text:tab/></text:span><text:span text:style-name="T10">bar in Ms: g′2–g′2 <text:line-break/>215</text:span><text:span text:style-name="T11"><text:tab/></text:span><text:span text:style-name="T10">vl 1</text:span><text:span text:style-name="T11"><text:tab/></text:span><text:span text:style-name="T10">1st quarter in Ms: g′4 <text:line-break/>219</text:span><text:span text:style-name="T11"><text:tab/></text:span><text:span text:style-name="T10">T</text:span><text:span text:style-name="T11"><text:tab/></text:span><text:span text:style-name="T10">last quarter in Ms: c′4</text:span></text:p>
      <text:p text:style-name="P7"/>
      <text:p text:style-name="P7"/>
      <text:p text:style-name="P7"/>
      <text:p text:style-name="P18">g l o ri a</text:p>
      <text:p text:style-name="P3"/>
      <text:p text:style-name="P23"><text:span text:style-name="T1">Bar<text:tab/>Staff<text:tab/>Note</text:span><text:span text:style-name="T10"><text:line-break/></text:span><text:span text:style-name="T16">70<text:tab/>vl 2<text:tab/>bar in Ms: cis′8–cis′8–cis′8–cis′8–cis′8–cis′8<text:line-break/></text:span><text:span text:style-name="T15">99<text:tab/>vla<text:tab/>bar in Ms: eis′4.–fis′4.<text:line-break/></text:span><text:span text:style-name="T14">100<text:tab/>vl 1<text:tab/>2nd half of bar in Ms: fis′8–fis″4<text:line-break/></text:span><text:span text:style-name="T13">127<text:tab/>A<text:tab/>2nd quarter in Ms: b′4</text:span><text:span text:style-name="T17"><text:line-break/><text:line-break/></text:span><text:span text:style-name="T24">149–287<text:tab/>org<text:tab/>bass figures missing in Ms<text:line-break/></text:span><text:span text:style-name="T19">152<text:tab/>vl 1<text:tab/></text:span><text:span text:style-name="T17">grace note missing in Ms</text:span><text:span text:style-name="T26"><text:line-break/>153</text:span><text:span text:style-name="T18"><text:tab/></text:span><text:span text:style-name="T21">vl </text:span><text:span text:style-name="T26">2</text:span><text:span text:style-name="T18"><text:tab/></text:span><text:span text:style-name="T17">grace note</text:span><text:span text:style-name="T18">s</text:span><text:span text:style-name="T17"> missing in Ms</text:span><text:span text:style-name="T25"><text:line-break/>154<text:tab/>vl 1</text:span><text:span text:style-name="T19"><text:tab/></text:span><text:span text:style-name="T17">grace note missing in Ms</text:span><text:span text:style-name="T33"><text:line-break/>169<text:tab/>vl 2<text:tab/>bar in Ms: r8–b′8–r8–b′8</text:span><text:span text:style-name="T29"><text:line-break/>171</text:span><text:span text:style-name="T19"><text:tab/>vl </text:span><text:span text:style-name="T29">2</text:span><text:span text:style-name="T19"><text:tab/></text:span><text:span text:style-name="T17">grace note missing in Ms</text:span><text:span text:style-name="T29"><text:line-break/>172</text:span><text:span text:style-name="T19"><text:tab/>vl </text:span><text:span text:style-name="T29">2</text:span><text:span text:style-name="T19"><text:tab/></text:span><text:span text:style-name="T17">grace note missing in Ms</text:span><text:span text:style-name="T27"><text:line-break/></text:span><text:span text:style-name="T19">1</text:span><text:span text:style-name="T27">89</text:span><text:span text:style-name="T19"><text:tab/>vl </text:span><text:span text:style-name="T27">2</text:span><text:span text:style-name="T19"><text:tab/></text:span><text:span text:style-name="T17">grace note missing in Ms</text:span><text:span text:style-name="T20"><text:line-break/></text:span><text:span text:style-name="T19">1</text:span><text:span text:style-name="T20">91</text:span><text:span text:style-name="T19"><text:tab/>vl 1<text:tab/></text:span><text:span text:style-name="T17">grace note missing in Ms</text:span><text:span text:style-name="T37"><text:line-break/></text:span><text:span text:style-name="T19">1</text:span><text:span text:style-name="T20">9</text:span><text:span text:style-name="T37">7</text:span><text:span text:style-name="T19"><text:tab/></text:span><text:span text:style-name="T37">fl 2</text:span><text:span text:style-name="T19"><text:tab/></text:span><text:span text:style-name="T17">grace note missing in Ms</text:span><text:span text:style-name="T28"><text:line-break/>21</text:span><text:span text:style-name="T34">3</text:span><text:span text:style-name="T28"><text:tab/></text:span><text:span text:style-name="T38">fl 2, </text:span><text:span text:style-name="T28">vl </text:span><text:span text:style-name="T34">1</text:span><text:span text:style-name="T28"><text:tab/></text:span><text:span text:style-name="T34">last</text:span><text:span text:style-name="T28"> sixteenth in Ms: </text:span><text:span text:style-name="T34">g</text:span><text:span text:style-name="T28">″16</text:span><text:span text:style-name="T21"><text:line-break/></text:span><text:span text:style-name="T18">2</text:span><text:span text:style-name="T21">22</text:span><text:span text:style-name="T18"><text:tab/></text:span><text:span text:style-name="T35">fl 1, </text:span><text:span text:style-name="T21">vl 1</text:span><text:span text:style-name="T18"><text:tab/></text:span><text:span text:style-name="T17">grace note</text:span><text:span text:style-name="T18">s</text:span><text:span text:style-name="T17"> missing in Ms</text:span><text:span text:style-name="T29"><text:line-break/>224</text:span><text:span text:style-name="T19"><text:tab/>vl 1<text:tab/></text:span><text:span text:style-name="T17">grace note missing in Ms</text:span><text:span text:style-name="T29"><text:line-break/>225</text:span><text:span text:style-name="T19"><text:tab/>vl 1<text:tab/></text:span><text:span text:style-name="T17">grace note missing in Ms</text:span><text:span text:style-name="T30"><text:line-break/>232<text:tab/>vl 2<text:tab/>1st quarter in Ms: fis′4</text:span><text:span text:style-name="T19"><text:line-break/></text:span><text:span text:style-name="T17">240<text:tab/></text:span><text:span text:style-name="T31">vl 2, </text:span><text:span text:style-name="T17">S<text:tab/>grace note missing in Ms</text:span><text:span text:style-name="T36"><text:line-break/>244<text:tab/>fl 1<text:tab/></text:span><text:span text:style-name="T17">grace note missing in Ms</text:span><text:span text:style-name="T22"><text:line-break/>244<text:tab/>vl 1<text:tab/>bar in Ms: grace c″8–b′4–r4</text:span><text:span text:style-name="T32"><text:line-break/></text:span><text:span text:style-name="T17">24</text:span><text:span text:style-name="T32">8</text:span><text:span text:style-name="T17"><text:tab/></text:span><text:span text:style-name="T31">vl 2</text:span><text:span text:style-name="T17"><text:tab/>grace note missing in Ms</text:span><text:span text:style-name="T23"><text:line-break/>272<text:tab/></text:span><text:span text:style-name="T39">fl 2, </text:span><text:span text:style-name="T23">S<text:tab/></text:span><text:span text:style-name="T17">grace note missing in Ms</text:span><text:span text:style-name="T18"><text:line-break/>279<text:tab/>S<text:tab/></text:span><text:span text:style-name="T17">grace note</text:span><text:span text:style-name="T18">s</text:span><text:span text:style-name="T17"> missing in Ms</text:span><text:span text:style-name="T40"><text:line-break/>287<text:tab/>fl 1, vl<text:tab/>1st quarter in Ms: g′8–r8</text:span><text:span text:style-name="T41"><text:line-break/><text:line-break/>291<text:tab/></text:span><text:span text:style-name="T43">vl 2, </text:span><text:span text:style-name="T41">S<text:tab/></text:span><text:span text:style-name="T17">grace note missing in Ms</text:span><text:span text:style-name="T42"><text:line-break/>297<text:tab/>T<text:tab/>2nd quarter in Ms: cis′4</text:span><text:span text:style-name="T45"><text:line-break/>356<text:tab/>tr 1<text:tab/>bar in Ms: d″2.</text:span><text:span text:style-name="T44"><text:line-break/>385<text:tab/>vl 2<text:tab/>1st quarter in Ms: fis′4</text:span></text:p>
      <text:p text:style-name="P23"/>
      <text:p text:style-name="P23"/>
      <text:p text:style-name="P23"/>
      <text:p text:style-name="P26">c r e d o</text:p>
      <text:p text:style-name="P25"/>
      <text:p text:style-name="P24"><text:span text:style-name="T1">Bar<text:tab/>Staff<text:tab/>Note</text:span><text:span text:style-name="T46"><text:line-break/>92<text:tab/>org<text:tab/>grace note missing in Ms</text:span><text:span text:style-name="T47"><text:line-break/>118</text:span><text:span text:style-name="T46"><text:tab/>org<text:tab/>grace note missing in Ms</text:span><text:span text:style-name="T12"><text:line-break/></text:span><text:span text:style-name="T10"><text:line-break/></text:span></text:p>
      <text:p text:style-name="P6"/>
      <text:p text:style-name="P6"><text:soft-page-break/></text:p>
      <text:p text:style-name="P6"/>
      <text:p text:style-name="P6"/>
      <text:p text:style-name="P9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0"/>
      <text:p text:style-name="P10"/>
      <text:p text:style-name="P10"><text:span text:style-name="T6">Salzburg, </text:span><text:span text:style-name="T9">December</text:span><text:span text:style-name="T6"> 201</text:span><text:span text:style-name="T7">9</text:span><text:line-break/>Wolfgang <text:span text:style-name="T53">Esser-</text:span>Skala</text:p>
      <text:p text:style-name="P20"><text:line-break/>C O N T E N T S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6T17:10:32.353498026</dc:date>
    <dc:creator>Wolfgang Skala</dc:creator>
    <meta:editing-duration>P6DT23H43M8S</meta:editing-duration>
    <meta:editing-cycles>619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848" meta:character-count="4101" meta:non-whitespace-character-count="3247"/>
  </office:meta>
</office:document-meta>
</file>